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5.131cm" svg:y="0.1cm">
            <draw:object draw:notify-on-update-of-ranges="Feuille1.B1:Feuille1.B1 Feuille1.B2:Feuille1.B11 Feuille1.A1:Feuille1.A1 Feuille1.A2:Feuille1.A11 Feuille1.C1:Feuille1.C1 Feuille1.C2:Feuille1.C11 Feuille1.D1:Feuille1.D1 Feuille1.D2:Feuille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gressivité déduite globale</text:p>
          </table:table-cell>
          <table:table-cell office:value-type="string" calcext:value-type="string">
            <text:p>Rationalité déduite globale</text:p>
          </table:table-cell>
          <table:table-cell office:value-type="string" calcext:value-type="string">
            <text:p>Agressivité réelle</text:p>
          </table:table-cell>
          <table:table-cell office:value-type="string" calcext:value-type="string">
            <text:p>Rationalité réel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6:47:52.475706619</meta:creation-date>
    <dc:date>2015-05-21T17:30:54.877591730</dc:date>
    <meta:editing-duration>P0D</meta:editing-duration>
    <meta:editing-cycles>1</meta:editing-cycles>
    <meta:document-statistic meta:table-count="1" meta:cell-count="44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6600" draw:fill-color="#ff66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 3" chart:style-name="ch1">
        <chart:legend chart:legend-position="end" svg:x="10.527cm" svg:y="3.454cm" style:legend-expansion="high" chart:style-name="ch2"/>
        <chart:plot-area chart:style-name="ch3" table:cell-range-address="Feuille1.A1:Feuille1.D11" chart:data-source-has-labels="row" svg:x="0.32cm" svg:y="0.18cm" svg:width="9.888cm" svg:height="8.64cm">
          <chartooo:coordinate-region svg:x="0.941cm" svg:y="0.38cm" svg:width="9.0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1" chart:label-cell-address="Feuille1.B1:Feuille1.B1" chart:class="chart:line">
            <chart:data-point chart:repeated="10"/>
          </chart:series>
          <chart:series chart:style-name="ch7" chart:values-cell-range-address="Feuille1.A2:Feuille1.A11" chart:label-cell-address="Feuille1.A1:Feuille1.A1" chart:class="chart:line">
            <chart:data-point chart:repeated="10"/>
          </chart:series>
          <chart:series chart:style-name="ch8" chart:values-cell-range-address="Feuille1.C2:Feuille1.C11" chart:label-cell-address="Feuille1.C1:Feuille1.C1" chart:class="chart:line">
            <chart:data-point chart:repeated="10"/>
          </chart:series>
          <chart:series chart:style-name="ch9" chart:values-cell-range-address="Feuille1.D2:Feuille1.D11" chart:label-cell-address="Feuille1.D1:Feuille1.D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nalité déduite globale</text:p>
                <draw:g>
                  <svg:desc>Feuille1.B1:Feuille1.B1</svg:desc>
                </draw:g>
              </table:table-cell>
              <table:table-cell office:value-type="string">
                <text:p>Agressivité déduite globale</text:p>
                <draw:g>
                  <svg:desc>Feuille1.A1:Feuille1.A1</svg:desc>
                </draw:g>
              </table:table-cell>
              <table:table-cell office:value-type="string">
                <text:p>Agressivité réelle</text:p>
                <draw:g>
                  <svg:desc>Feuille1.C1:Feuille1.C1</svg:desc>
                </draw:g>
              </table:table-cell>
              <table:table-cell office:value-type="string">
                <text:p>Rationalité réell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B2:Feuille1.B11</svg:desc>
                </draw:g>
              </table:table-cell>
              <table:table-cell office:value-type="float" office:value="77">
                <text:p>77</text:p>
                <draw:g>
                  <svg:desc>Feuille1.A2:Feuille1.A11</svg:desc>
                </draw:g>
              </table:table-cell>
              <table:table-cell office:value-type="float" office:value="52">
                <text:p>52</text:p>
                <draw:g>
                  <svg:desc>Feuille1.C2:Feuille1.C11</svg:desc>
                </draw:g>
              </table:table-cell>
              <table:table-cell office:value-type="float" office:value="64">
                <text:p>64</text:p>
                <draw:g>
                  <svg:desc>Feuille1.D2:Feuille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